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a" style:font-name="Calibri1"/>
    </style:style>
    <style:style style:name="P2" style:family="paragraph" style:parent-style-name="Text_20_body">
      <style:paragraph-properties style:line-height-at-least="0.353cm"/>
      <style:text-properties fo:color="#00000a" style:font-name="Calibri1"/>
    </style:style>
    <style:style style:name="P3" style:family="paragraph" style:parent-style-name="Text_20_body">
      <style:paragraph-properties style:line-height-at-least="0.402cm"/>
      <style:text-properties fo:color="#00000a" style:font-name="Calibri1"/>
    </style:style>
    <style:style style:name="P4" style:family="paragraph" style:parent-style-name="Text_20_body">
      <style:paragraph-properties fo:text-align="center" style:justify-single-word="false"/>
      <style:text-properties fo:color="#00000a" style:font-name="Calibri1" fo:font-size="18pt"/>
    </style:style>
    <style:style style:name="P5" style:family="paragraph" style:parent-style-name="Text_20_body">
      <style:paragraph-properties style:line-height-at-least="0.499cm"/>
      <style:text-properties fo:color="#00000a" style:font-name="Calibri1"/>
    </style:style>
    <style:style style:name="P6" style:family="paragraph" style:parent-style-name="Text_20_body">
      <style:paragraph-properties fo:text-align="center" style:justify-single-word="false"/>
      <style:text-properties fo:color="#00000a" style:font-name="Calibri1" fo:font-size="14pt"/>
    </style:style>
    <style:style style:name="P7" style:family="paragraph" style:parent-style-name="Text_20_body">
      <style:paragraph-properties style:line-height-at-least="0.543cm"/>
      <style:text-properties fo:color="#00000a" style:font-name="Calibri1"/>
    </style:style>
    <style:style style:name="P8" style:family="paragraph" style:parent-style-name="Text_20_body">
      <style:paragraph-properties fo:text-align="center" style:justify-single-word="false"/>
      <style:text-properties fo:color="#00000a" style:font-name="Calibri1" fo:font-size="16pt"/>
    </style:style>
    <style:style style:name="P9" style:family="paragraph" style:parent-style-name="Text_20_body">
      <style:paragraph-properties fo:text-align="center" style:justify-single-word="false"/>
      <style:text-properties fo:color="#00000a" style:font-name="Calibri1" fo:font-size="12pt"/>
    </style:style>
    <style:style style:name="P10" style:family="paragraph" style:parent-style-name="Text_20_body">
      <style:paragraph-properties style:line-height-at-least="0.559cm"/>
      <style:text-properties fo:color="#00000a" style:font-name="Calibri1"/>
    </style:style>
    <style:style style:name="P11" style:family="paragraph" style:parent-style-name="Text_20_body">
      <style:paragraph-properties fo:text-align="center" style:justify-single-word="false" fo:break-before="page"/>
      <style:text-properties fo:color="#00000a" style:font-name="Calibri1" fo:font-size="14pt" fo:font-weight="bold"/>
    </style:style>
    <style:style style:name="P12" style:family="paragraph" style:parent-style-name="Text_20_body">
      <style:paragraph-properties fo:margin-left="1.905cm" fo:margin-right="0cm" fo:text-indent="-0.635cm" style:auto-text-indent="false"/>
      <style:text-properties style:font-name="Calibri1"/>
    </style:style>
    <style:style style:name="P13" style:family="paragraph" style:parent-style-name="Text_20_body">
      <style:paragraph-properties fo:margin-left="2.646cm" fo:margin-right="0cm" fo:text-indent="-0.635cm" style:auto-text-indent="false"/>
      <style:text-properties style:font-name="Calibri1"/>
    </style:style>
    <style:style style:name="P14" style:family="paragraph" style:parent-style-name="Text_20_body">
      <style:paragraph-properties fo:margin-left="3.281cm" fo:margin-right="0cm" fo:text-indent="-0.635cm" style:auto-text-indent="false"/>
      <style:text-properties style:font-name="Calibri1"/>
    </style:style>
    <style:style style:name="P15" style:family="paragraph" style:parent-style-name="Text_20_body">
      <style:paragraph-properties fo:margin-left="2.646cm" fo:margin-right="0cm" fo:text-indent="0cm" style:auto-text-indent="false"/>
      <style:text-properties fo:color="#00000a" style:font-name="Calibri1" fo:font-size="12pt"/>
    </style:style>
    <style:style style:name="P16" style:family="paragraph" style:parent-style-name="Standard">
      <style:paragraph-properties fo:text-align="center" style:justify-single-word="false"/>
      <style:text-properties style:font-name="Calibri1"/>
    </style:style>
    <style:style style:name="P17" style:family="paragraph" style:parent-style-name="Text_20_body">
      <style:paragraph-properties fo:text-align="center" style:justify-single-word="false"/>
      <style:text-properties fo:color="#00000a" style:font-name="Calibri1" fo:font-size="14pt"/>
    </style:style>
    <style:style style:name="P18" style:family="paragraph" style:parent-style-name="Text_20_body">
      <style:paragraph-properties fo:text-align="center" style:justify-single-word="false"/>
      <style:text-properties fo:color="#00000a" style:font-name="Calibri1" fo:font-size="20pt"/>
    </style:style>
    <style:style style:name="P19" style:family="paragraph" style:parent-style-name="Text_20_body" style:list-style-name="L1">
      <style:paragraph-properties fo:margin-top="0cm" fo:margin-bottom="0.212cm"/>
      <style:text-properties style:font-name="Calibri1"/>
    </style:style>
    <style:style style:name="P20" style:family="paragraph" style:parent-style-name="Text_20_body" style:list-style-name="L2">
      <style:paragraph-properties fo:margin-top="0cm" fo:margin-bottom="0.212cm"/>
      <style:text-properties style:font-name="Calibri1"/>
    </style:style>
    <style:style style:name="P21" style:family="paragraph" style:parent-style-name="Text_20_body" style:list-style-name="L3">
      <style:paragraph-properties fo:margin-top="0cm" fo:margin-bottom="0.212cm"/>
      <style:text-properties style:font-name="Calibri1"/>
    </style:style>
    <style:style style:name="P22" style:family="paragraph" style:parent-style-name="Text_20_body" style:list-style-name="L4">
      <style:paragraph-properties fo:margin-top="0cm" fo:margin-bottom="0.212cm"/>
      <style:text-properties style:font-name="Calibri1"/>
    </style:style>
    <style:style style:name="P23" style:family="paragraph" style:parent-style-name="Text_20_body">
      <style:paragraph-properties fo:margin-left="1.905cm" fo:margin-right="0cm" fo:text-indent="-0.635cm" style:auto-text-indent="false"/>
      <style:text-properties fo:color="#00000a" style:font-name="Calibri1" fo:font-size="12pt"/>
    </style:style>
    <style:style style:name="P24" style:family="paragraph" style:parent-style-name="Text_20_body">
      <style:paragraph-properties fo:text-align="start" style:justify-single-word="false" fo:break-before="page"/>
      <style:text-properties fo:color="#00000a" style:font-name="Calibri1" fo:font-size="12pt" fo:font-weight="bold"/>
    </style:style>
    <style:style style:name="P25" style:family="paragraph" style:parent-style-name="Text_20_body">
      <style:paragraph-properties fo:margin-left="2.646cm" fo:margin-right="0cm" fo:text-indent="-0.635cm" style:auto-text-indent="false"/>
      <style:text-properties fo:color="#00000a" style:font-name="Calibri1" fo:font-size="12pt"/>
    </style:style>
    <style:style style:name="P26" style:family="paragraph" style:parent-style-name="Text_20_body">
      <style:paragraph-properties fo:margin-left="2.011cm" fo:margin-right="0cm" fo:text-indent="-0.635cm" style:auto-text-indent="false"/>
      <style:text-properties fo:color="#00000a" style:font-name="Calibri1" fo:font-size="12pt" fo:font-weight="bold"/>
    </style:style>
    <style:style style:name="P27" style:family="paragraph" style:parent-style-name="Text_20_body">
      <style:paragraph-properties fo:margin-left="3.281cm" fo:margin-right="0cm" fo:text-indent="-0.635cm" style:auto-text-indent="false"/>
    </style:style>
    <style:style style:name="P28" style:family="paragraph" style:parent-style-name="Text_20_body">
      <style:paragraph-properties fo:margin-left="3.281cm" fo:margin-right="0cm" fo:text-indent="-0.635cm" style:auto-text-indent="false"/>
      <style:text-properties fo:color="#00000a" style:font-name="Calibri1" fo:font-size="12pt"/>
    </style:style>
    <style:style style:name="P29" style:family="paragraph" style:parent-style-name="Text_20_body" style:list-style-name="L5">
      <style:paragraph-properties fo:margin-left="3.281cm" fo:margin-right="0cm" fo:text-indent="-0.635cm" style:auto-text-indent="false"/>
      <style:text-properties style:font-name="Calibri1"/>
    </style:style>
    <style:style style:name="P30" style:family="paragraph" style:parent-style-name="Text_20_body">
      <style:paragraph-properties fo:margin-left="2.646cm" fo:margin-right="0cm" fo:text-indent="0cm" style:auto-text-indent="false"/>
      <style:text-properties fo:color="#00000a" style:font-name="Calibri1" fo:font-size="12pt"/>
    </style:style>
    <style:style style:name="P31" style:family="paragraph" style:parent-style-name="Text_20_body">
      <style:paragraph-properties fo:margin-left="2.011cm" fo:margin-right="0cm" fo:text-indent="0cm" style:auto-text-indent="false"/>
      <style:text-properties fo:color="#00000a" style:font-name="Calibri1" fo:font-size="12pt"/>
    </style:style>
    <style:style style:name="T1" style:family="text">
      <style:text-properties fo:color="#00000a" fo:font-size="12pt"/>
    </style:style>
    <style:style style:name="T2" style:family="text">
      <style:text-properties fo:color="#00000a" fo:font-size="12pt" fo:font-weight="bold"/>
    </style:style>
    <style:style style:name="T3" style:family="text">
      <style:text-properties fo:color="#00000a" style:font-name="Calibri1" fo:font-size="12pt"/>
    </style:style>
    <style:style style:name="T4" style:family="text">
      <style:text-properties fo:font-size="14pt"/>
    </style:style>
    <style:style style:name="T5" style:family="text">
      <style:text-properties style:font-size-asian="20pt" style:font-size-complex="20pt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a" style:font-name="Calibri" fo:font-size="12pt"/>
    </style:style>
    <style:style style:name="T8" style:family="text">
      <style:text-properties fo:font-variant="normal" fo:text-transform="none" fo:color="#00000a" fo:font-size="12pt"/>
    </style:style>
    <style:style style:name="T9" style:family="text">
      <style:text-properties fo:font-variant="normal" fo:text-transform="none" fo:color="#00000a" fo:font-size="12pt"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a" style:font-name="Calibri1" fo:font-size="12pt"/>
    </style:style>
    <style:style style:name="T11" style:family="text">
      <style:text-properties fo:font-variant="normal" fo:text-transform="none" fo:font-size="12pt"/>
    </style:style>
    <style:style style:name="T12" style:family="text">
      <style:text-properties fo:font-variant="normal" fo:text-transform="none" fo:font-size="12pt" style:text-underline-style="solid" style:text-underline-width="auto" style:text-underline-color="font-color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4">Specyfikacja Błędu Oprogramowania</text:p>
      <text:p text:style-name="P5"/>
      <text:p text:style-name="P18">Numpy: Issue 2477</text:p>
      <text:p text:style-name="P6">https://github.com/numpy/numpy/issues/2477?fbclid=IwAR2UAFzFyVG1NtEFj26elwilEryWpr8tui6cKJnGmHrPWul4uRDpNFZ0CMg</text:p>
      <text:p text:style-name="P6">https://github.com/KajetanByczynski/Projekt-PJP</text:p>
      <text:p text:style-name="P7"/>
      <text:p text:style-name="P8">Kajetan Byczyński</text:p>
      <text:p text:style-name="P9">2018</text:p>
      <text:p text:style-name="P16"/>
      <text:p text:style-name="P11">Spis treści</text:p>
      <text:p text:style-name="P10"/>
      <text:list xml:id="list36578212" text:style-name="L1">
        <text:list-item>
          <text:p text:style-name="P19"><text:span text:style-name="T2">Wprowadzenie</text:span> </text:p>
        </text:list-item>
      </text:list>
      <text:p text:style-name="P23">1.1.Cel</text:p>
      <text:p text:style-name="P23">1.2.Zakres</text:p>
      <text:p text:style-name="P23">1.3.Definicje</text:p>
      <text:p text:style-name="P23">1.4.Referencje</text:p>
      <text:list xml:id="list36565117" text:style-name="L2">
        <text:list-item>
          <text:p text:style-name="P20"><text:span text:style-name="T2">Ogólny opis</text:span> </text:p>
        </text:list-item>
      </text:list>
      <text:p text:style-name="P12"><text:span text:style-name="T6">2.1.</text:span><text:span text:style-name="T1">Relacje do bieżących projektów</text:span></text:p>
      <text:p text:style-name="P23">2.2.Relacje do wcześniejszych i następnych projektów</text:p>
      <text:p text:style-name="P23">2.3.Ustalenia dotyczące środowiska</text:p>
      <text:p text:style-name="P23">2.4.Relacje do innych systemów</text:p>
      <text:p text:style-name="P23">2.5.Ogólne ograniczenia</text:p>
      <text:p text:style-name="P23">2.6.Opis modelu</text:p>
      <text:list xml:id="list36585729" text:style-name="L3">
        <text:list-item>
          <text:p text:style-name="P21"><text:span text:style-name="T2">Wymagania</text:span> </text:p>
        </text:list-item>
      </text:list>
      <text:p text:style-name="P12"><text:span text:style-name="T6">3.1.</text:span><text:span text:style-name="T1">Wymagania dotyczące funkcje systemu</text:span></text:p>
      <text:p text:style-name="P23">3.2.Wymagania dotyczące wydajności systemu</text:p>
      <text:p text:style-name="P23">3.3.Wymagania dotyczące zewnętrznego interfejsu</text:p>
      <text:p text:style-name="P23">3.4.Wymagania dotyczące wykonywanych operacji</text:p>
      <text:p text:style-name="P23">3.5.Wymagania dotyczące zasobów</text:p>
      <text:p text:style-name="P23">3.6.Wymagania dotyczące sposobów weryfikacji</text:p>
      <text:p text:style-name="P23">3.7.Wymagania dotyczące sposobów testowania</text:p>
      <text:p text:style-name="P23">3.8.Wymagania dotyczące dokumentacji</text:p>
      <text:p text:style-name="P23">3.9.Wymagania dotyczące ochrony</text:p>
      <text:p text:style-name="P12"><text:span text:style-name="T1">3.10.</text:span><text:span text:style-name="T1">Wymagania dotyczące przenośności</text:span></text:p>
      <text:p text:style-name="P12"><text:span text:style-name="T1">3.11.</text:span><text:span text:style-name="T1">Wymagania dotyczące jakości</text:span></text:p>
      <text:p text:style-name="P12"><text:span text:style-name="T1">3.12.</text:span><text:span text:style-name="T1">Wymagania dotyczące niezawodności</text:span></text:p>
      <text:p text:style-name="P12"><text:span text:style-name="T1">3.13.</text:span><text:span text:style-name="T1">Wymagania dotyczące bezpieczeństwa</text:span></text:p>
      <text:list xml:id="list36570172" text:style-name="L4">
        <text:list-item>
          <text:p text:style-name="P22"><text:span text:style-name="T2">Inne</text:span> </text:p>
        </text:list-item>
      </text:list>
      <text:p text:style-name="P23">4.1.Harmonogram prac</text:p>
      <text:p text:style-name="P16"/>
      <text:p text:style-name="P24"><text:tab/>1. Wprowadzenie</text:p>
      <text:p text:style-name="P25">1.1. Cel</text:p>
      <text:p text:style-name="P14"><text:span text:style-name="T1">1.1.1.</text:span><text:span text:style-name="T8"> </text:span><text:span text:style-name="T1">Naprawa błędu "#2477" pakietu Numpy.</text:span></text:p>
      <text:p text:style-name="P25">1.2. Zakres</text:p>
      <text:p text:style-name="P14"><text:span text:style-name="T1">1.2.1.</text:span><text:span text:style-name="T8"> Python</text:span></text:p>
      <text:p text:style-name="P14"><text:span text:style-name="T1">1.2.2. </text:span><text:span text:style-name="T8">Numpy</text:span></text:p>
      <text:p text:style-name="P25">1.3. Definicje</text:p>
      <text:p text:style-name="P27"><text:span text:style-name="T3">1.3.1.</text:span><text:span text:style-name="T10"> </text:span><text:span text:style-name="T7">NumPy – Zasadniczy pakiet do obliczeń naukowych przy użyciu języka Python.</text:span></text:p>
      <text:p text:style-name="P31">1.4. Referencje</text:p>
      <text:list xml:id="list37335053" text:style-name="L5">
        <text:list-item>
          <text:list>
            <text:list-item>
              <text:list>
                <text:list-item>
                  <text:p text:style-name="P29"><text:a xlink:type="simple" xlink:href="https://github.com/numpy/numpy"><text:span text:style-name="T9">https://github.com/numpy/numpy</text:span></text:a></text:p>
                </text:list-item>
                <text:list-item>
                  <text:p text:style-name="P29"><text:span text:style-name="T9">https://github.com/numpy/numpy/blob/master/numpy/lib/polynomial.py</text:span></text:p>
                </text:list-item>
              </text:list>
            </text:list-item>
          </text:list>
        </text:list-item>
      </text:list>
      <text:p text:style-name="P26">2. Ogólny opis</text:p>
      <text:p text:style-name="P13"><text:span text:style-name="T6">2.1. </text:span><text:span text:style-name="T1">Relacje do bieżących projektów</text:span></text:p>
      <text:p text:style-name="P15">Nie dotyczy.</text:p>
      <text:p text:style-name="P25">2.2. Relacje do wcześniejszych i następnych projektów</text:p>
      <text:p text:style-name="P15">Nie dotyczy.</text:p>
      <text:p text:style-name="P25">2.3. Ustalenia dotyczące środowiska</text:p>
      <text:p text:style-name="P14"><text:span text:style-name="T6">2.3.1.</text:span><text:span text:style-name="T11"> </text:span><text:span text:style-name="T1">Język Python w wersji 3.6</text:span></text:p>
      <text:p text:style-name="P14"><text:span text:style-name="T1">2.3.2.</text:span><text:span text:style-name="T8"> </text:span><text:span text:style-name="T1">Github</text:span></text:p>
      <text:p text:style-name="P25">2.4. Relacje do innych systemów</text:p>
      <text:p text:style-name="P15">Nie dotyczy.</text:p>
      <text:p text:style-name="P25">2.5. Ogólne ograniczenia</text:p>
      <text:p text:style-name="P28">Nie dotyczy.</text:p>
      <text:p text:style-name="P25">2.6. Opis modelu</text:p>
      <text:p text:style-name="P14"><text:span text:style-name="T6">2.6.1.</text:span><text:span text:style-name="T11"> </text:span><text:span text:style-name="T1">Postęp prac musi być zdawany zgodnie z harmonogramem.</text:span></text:p>
      <text:p text:style-name="P26">3. Wymagania</text:p>
      <text:p text:style-name="P13"><text:span text:style-name="T6">3.1. </text:span><text:span text:style-name="T1">Wymagania dotyczące funkcji systemu</text:span></text:p>
      <text:p text:style-name="P15">Nie dotyczy. </text:p>
      <text:p text:style-name="P25">3.2. Wymagania dotyczące wydajności systemu</text:p>
      <text:p text:style-name="P15">Nie dotyczy. </text:p>
      <text:p text:style-name="P25">3.3. Wymagania dotyczące zewnętrznego interfejsu</text:p>
      <text:p text:style-name="P15">Nie dotyczy.</text:p>
      <text:p text:style-name="P25">3.4. Wymagania dotyczące wykonywanych operacji</text:p>
      <text:p text:style-name="P15">Nie dotyczy.</text:p>
      <text:p text:style-name="P25"><text:soft-page-break/>3.5. Wymagania dotyczące zasobów</text:p>
      <text:p text:style-name="P15">Nie dotyczy. </text:p>
      <text:p text:style-name="P25">3.6. Wymagania dotyczące sposobów weryfikacji</text:p>
      <text:p text:style-name="P15">Nie dotyczy.</text:p>
      <text:p text:style-name="P25">3.7. Wymagania dotyczące sposobów testowania</text:p>
      <text:p text:style-name="P15">Nie dotyczy.</text:p>
      <text:p text:style-name="P25">3.8. Wymagania dotyczące dokumentacji</text:p>
      <text:p text:style-name="P15">Nie dotyczy.</text:p>
      <text:p text:style-name="P25">3.9. Wymagania dotyczące ochrony</text:p>
      <text:p text:style-name="P15">Nie dotyczy.</text:p>
      <text:p text:style-name="P25">3.10. Wymagania dotyczące przenośności</text:p>
      <text:p text:style-name="P15">Nie dotyczy.</text:p>
      <text:p text:style-name="P25">3.11. Wymagania dotyczące jakości</text:p>
      <text:p text:style-name="P15">Nie dotyczy.</text:p>
      <text:p text:style-name="P25">3.12. Wymagania dotyczące niezawodności</text:p>
      <text:p text:style-name="P15">Nie dotyczy.</text:p>
      <text:p text:style-name="P25">3.13. Wymagania dotyczące bezpieczeństwa</text:p>
      <text:p text:style-name="P15">Nie dotyczy.</text:p>
      <text:p text:style-name="P26">4. Inne</text:p>
      <text:p text:style-name="P25">4.1. Harmonogram prac</text:p>
      <text:p text:style-name="P28">4.1.1. Zbadanie czym są "masked arrays" w języku Python.</text:p>
      <text:p text:style-name="P27"><text:span text:style-name="T3">4.1.2. Przestudiowanie pliku </text:span><text:span text:style-name="Strong_20_Emphasis"><text:span text:style-name="T13">polynomial.py.</text:span></text:span></text:p>
      <text:p text:style-name="P28">4.1.3. Dogłębne zbadanie natury błędu.</text:p>
      <text:p text:style-name="P14"><text:span text:style-name="T6">4.1.4. </text:span><text:span text:style-name="T1">Prace nad rozwiązaniem problemu.</text:span></text:p>
      <text:p text:style-name="P14"><text:span text:style-name="T6">4.1.5. </text:span><text:span text:style-name="T1">Ostateczny termin rozwiązania problemu i wykonanie pull request.</text:span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39S</meta:editing-duration>
    <meta:editing-cycles>3</meta:editing-cycles>
    <meta:generator>OpenOffice.org/3.3$Win32 OpenOffice.org_project/330m20$Build-9567</meta:generator>
    <dc:date>2018-12-08T17:13:13.15</dc:date>
    <dc:creator>Kajetan B********</dc:creator>
    <meta:document-statistic meta:table-count="0" meta:image-count="0" meta:object-count="0" meta:page-count="4" meta:paragraph-count="94" meta:word-count="308" meta:character-count="2689"/>
    <meta:user-defined meta:name="Info 1"/>
    <meta:user-defined meta:name="Info 2"/>
    <meta:user-defined meta:name="Info 3"/>
    <meta:user-defined meta:name="Info 4"/>
  </office:meta>
</office:document-meta>
</file>